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21.86pt"/>
    </style:style>
    <style:style style:name="co3" style:family="table-column">
      <style:table-column-properties fo:break-before="auto" style:column-width="22.59pt"/>
    </style:style>
    <style:style style:name="co4" style:family="table-column">
      <style:table-column-properties fo:break-before="auto" style:column-width="88.24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aka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6" table:number-columns-repeated="2" table:default-cell-style-name="ce3"/>
        <table:table-column table:style-name="co5" table:default-cell-style-name="ce4"/>
        <table:table-column table:style-name="co7" table:default-cell-style-name="ce4"/>
        <table:table-row table:style-name="ro1">
          <table:table-cell table:style-name="ce1" office:value-type="string" calcext:value-type="string">
            <text:p>isi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sir</text:p>
          </table:table-cell>
          <table:table-cell table:style-name="ce1" office:value-type="string" calcext:value-type="string">
            <text:p>oran</text:p>
          </table:table-cell>
          <table:table-cell table:style-name="ce1" office:value-type="string" calcext:value-type="string">
            <text:p>aralık</text:p>
          </table:table-cell>
          <table:table-cell table:style-name="ce1" office:value-type="string" calcext:value-type="string">
            <text:p>koma</text:p>
          </table:table-cell>
          <table:table-cell table:style-name="ce1" office:value-type="string" calcext:value-type="string">
            <text:p>koma oran</text:p>
          </table:table-cell>
          <table:table-cell table:style-name="ce1" office:value-type="string" calcext:value-type="string">
            <text:p>fark</text:p>
          </table:table-cell>
        </table:table-row>
        <table:table-row table:style-name="ro1">
          <table:table-cell table:style-name="ce2" office:value-type="string" calcext:value-type="string">
            <text:p>kaba çârgâ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/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ba nîm hicâz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56 / 243</text:p>
          </table:table-cell>
          <table:table-cell office:value-type="float" office:value="1.05349794238683" calcext:value-type="float">
            <text:p>1.053497942386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5370549520302" calcext:value-type="float">
            <text:p>1.05370549520302</text:p>
          </table:table-cell>
          <table:table-cell office:value-type="float" office:value="-0.00019697" calcext:value-type="float">
            <text:p>-0.00019697</text:p>
          </table:table-cell>
        </table:table-row>
        <table:table-row table:style-name="ro1">
          <table:table-cell office:value-type="string" calcext:value-type="string">
            <text:p>kaba hicâz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87 / 2048</text:p>
          </table:table-cell>
          <table:table-cell office:value-type="float" office:value="1.06787109375" calcext:value-type="float">
            <text:p>1.067871093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06757662504801" calcext:value-type="float">
            <text:p>1.06757662504801</text:p>
          </table:table-cell>
          <table:table-cell office:value-type="float" office:value="0.00027583" calcext:value-type="float">
            <text:p>0.00027583</text:p>
          </table:table-cell>
        </table:table-row>
        <table:table-row table:style-name="ro1">
          <table:table-cell office:value-type="string" calcext:value-type="string">
            <text:p>kaba dik hicâz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65536 / 59049</text:p>
          </table:table-cell>
          <table:table-cell office:value-type="float" office:value="1.10985791461329" calcext:value-type="float">
            <text:p>1.1098579146132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11029527062105" calcext:value-type="float">
            <text:p>1.11029527062105</text:p>
          </table:table-cell>
          <table:table-cell office:value-type="float" office:value="-0.00039391" calcext:value-type="float">
            <text:p>-0.00039391</text:p>
          </table:table-cell>
        </table:table-row>
        <table:table-row table:style-name="ro1">
          <table:table-cell table:style-name="ce2" office:value-type="string" calcext:value-type="string">
            <text:p>yegâh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/ 8</text:p>
          </table:table-cell>
          <table:table-cell office:value-type="float" office:value="1.125" calcext:value-type="float">
            <text:p>1.1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12491135636339" calcext:value-type="float">
            <text:p>1.12491135636339</text:p>
          </table:table-cell>
          <table:table-cell office:value-type="float" office:value="0.0000788" calcext:value-type="float">
            <text:p>7.88E-05</text:p>
          </table:table-cell>
        </table:table-row>
        <table:table-row table:style-name="ro1">
          <table:table-cell office:value-type="string" calcext:value-type="string">
            <text:p>kaba nîm hisar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32 / 27</text:p>
          </table:table-cell>
          <table:table-cell office:value-type="float" office:value="1.18518518518519" calcext:value-type="float">
            <text:p>1.1851851851851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.18532527781639" calcext:value-type="float">
            <text:p>1.18532527781639</text:p>
          </table:table-cell>
          <table:table-cell office:value-type="float" office:value="-0.00011819" calcext:value-type="float">
            <text:p>-0.00011819</text:p>
          </table:table-cell>
        </table:table-row>
        <table:table-row table:style-name="ro1">
          <table:table-cell office:value-type="string" calcext:value-type="string">
            <text:p>kaba hisar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683 / 16384</text:p>
          </table:table-cell>
          <table:table-cell office:value-type="float" office:value="1.20135498046875" calcext:value-type="float">
            <text:p>1.2013549804687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20092906930461" calcext:value-type="float">
            <text:p>1.20092906930461</text:p>
          </table:table-cell>
          <table:table-cell office:value-type="float" office:value="0.00035465" calcext:value-type="float">
            <text:p>0.00035465</text:p>
          </table:table-cell>
        </table:table-row>
        <table:table-row table:style-name="ro1">
          <table:table-cell office:value-type="string" calcext:value-type="string">
            <text:p>kaba dik hisar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8192 / 6561</text:p>
          </table:table-cell>
          <table:table-cell office:value-type="float" office:value="1.24859015393995" calcext:value-type="float">
            <text:p>1.2485901539399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.24898375883818" calcext:value-type="float">
            <text:p>1.24898375883818</text:p>
          </table:table-cell>
          <table:table-cell office:value-type="float" office:value="-0.00031514" calcext:value-type="float">
            <text:p>-0.00031514</text:p>
          </table:table-cell>
        </table:table-row>
        <table:table-row table:style-name="ro1">
          <table:table-cell table:style-name="ce2" office:value-type="string" calcext:value-type="string">
            <text:p>hüseynî aşîrân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1 / 64</text:p>
          </table:table-cell>
          <table:table-cell office:value-type="float" office:value="1.265625" calcext:value-type="float">
            <text:p>1.26562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.26542555967532" calcext:value-type="float">
            <text:p>1.26542555967532</text:p>
          </table:table-cell>
          <table:table-cell office:value-type="float" office:value="0.00015761" calcext:value-type="float">
            <text:p>0.00015761</text:p>
          </table:table-cell>
        </table:table-row>
        <table:table-row table:style-name="ro1">
          <table:table-cell table:style-name="ce2" office:value-type="string" calcext:value-type="string">
            <text:p>acem aşîrân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 / 3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.33338586600025" calcext:value-type="float">
            <text:p>1.33338586600025</text:p>
          </table:table-cell>
          <table:table-cell office:value-type="float" office:value="-0.0000394" calcext:value-type="float">
            <text:p>-3.94E-05</text:p>
          </table:table-cell>
        </table:table-row>
        <table:table-row table:style-name="ro1">
          <table:table-cell office:value-type="string" calcext:value-type="string">
            <text:p>dik acem aşîrân </text:p>
          </table:table-cell>
          <table:table-cell office:value-type="float" office:value="-17" calcext:value-type="float">
            <text:p>-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7147 / 131072</text:p>
          </table:table-cell>
          <table:table-cell office:value-type="float" office:value="1.35152435302734" calcext:value-type="float">
            <text:p>1.3515243530273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.35093874824768" calcext:value-type="float">
            <text:p>1.35093874824768</text:p>
          </table:table-cell>
          <table:table-cell office:value-type="float" office:value="0.00043348" calcext:value-type="float">
            <text:p>0.00043348</text:p>
          </table:table-cell>
        </table:table-row>
        <table:table-row table:style-name="ro1">
          <table:table-cell office:value-type="string" calcext:value-type="string">
            <text:p>irak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1024 / 729</text:p>
          </table:table-cell>
          <table:table-cell office:value-type="float" office:value="1.40466392318244" calcext:value-type="float">
            <text:p>1.4046639231824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.4049960142305" calcext:value-type="float">
            <text:p>1.4049960142305</text:p>
          </table:table-cell>
          <table:table-cell office:value-type="float" office:value="-0.00023636" calcext:value-type="float">
            <text:p>-0.00023636</text:p>
          </table:table-cell>
        </table:table-row>
        <table:table-row table:style-name="ro1">
          <table:table-cell office:value-type="string" calcext:value-type="string">
            <text:p>geveşt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29 / 512</text:p>
          </table:table-cell>
          <table:table-cell office:value-type="float" office:value="1.423828125" calcext:value-type="float">
            <text:p>1.42382812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.42349158271127" calcext:value-type="float">
            <text:p>1.42349158271127</text:p>
          </table:table-cell>
          <table:table-cell office:value-type="float" office:value="0.00023642" calcext:value-type="float">
            <text:p>0.00023642</text:p>
          </table:table-cell>
        </table:table-row>
        <table:table-row table:style-name="ro1">
          <table:table-cell office:value-type="string" calcext:value-type="string">
            <text:p>dik geveşt</text:p>
          </table:table-cell>
          <table:table-cell office:value-type="float" office:value="18" calcext:value-type="float">
            <text:p>18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262144 / 177147</text:p>
          </table:table-cell>
          <table:table-cell office:value-type="float" office:value="1.47981055281772" calcext:value-type="float">
            <text:p>1.4798105528177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.48045202093303" calcext:value-type="float">
            <text:p>1.48045202093303</text:p>
          </table:table-cell>
          <table:table-cell office:value-type="float" office:value="-0.00043329" calcext:value-type="float">
            <text:p>-0.00043329</text:p>
          </table:table-cell>
        </table:table-row>
        <table:table-row table:style-name="ro1">
          <table:table-cell table:style-name="ce2" office:value-type="string" calcext:value-type="string">
            <text:p>râs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/ 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.49994090307811" calcext:value-type="float">
            <text:p>1.49994090307811</text:p>
          </table:table-cell>
          <table:table-cell office:value-type="float" office:value="0.0000394" calcext:value-type="float">
            <text:p>3.94E-05</text:p>
          </table:table-cell>
        </table:table-row>
        <table:table-row table:style-name="ro1">
          <table:table-cell office:value-type="string" calcext:value-type="string">
            <text:p>nîm zîrgûle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128 / 81</text:p>
          </table:table-cell>
          <table:table-cell office:value-type="float" office:value="1.58024691358025" calcext:value-type="float">
            <text:p>1.5802469135802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.58049597205319" calcext:value-type="float">
            <text:p>1.58049597205319</text:p>
          </table:table-cell>
          <table:table-cell office:value-type="float" office:value="-0.00015758" calcext:value-type="float">
            <text:p>-0.00015758</text:p>
          </table:table-cell>
        </table:table-row>
        <table:table-row table:style-name="ro1">
          <table:table-cell office:value-type="string" calcext:value-type="string">
            <text:p>zîrgûle</text:p>
          </table:table-cell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561 / 4096</text:p>
          </table:table-cell>
          <table:table-cell office:value-type="float" office:value="1.601806640625" calcext:value-type="float">
            <text:p>1.60180664062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.6013018470796" calcext:value-type="float">
            <text:p>1.6013018470796</text:p>
          </table:table-cell>
          <table:table-cell office:value-type="float" office:value="0.00031524" calcext:value-type="float">
            <text:p>0.00031524</text:p>
          </table:table-cell>
        </table:table-row>
        <table:table-row table:style-name="ro1">
          <table:table-cell office:value-type="string" calcext:value-type="string">
            <text:p>dik zîrgûle</text:p>
          </table:table-cell>
          <table:table-cell office:value-type="float" office:value="15" calcext:value-type="float">
            <text:p>1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32768 / 19683</text:p>
          </table:table-cell>
          <table:table-cell office:value-type="float" office:value="1.66478687191993" calcext:value-type="float">
            <text:p>1.6647868719199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.66537729089869" calcext:value-type="float">
            <text:p>1.66537729089869</text:p>
          </table:table-cell>
          <table:table-cell office:value-type="float" office:value="-0.00035453" calcext:value-type="float">
            <text:p>-0.00035453</text:p>
          </table:table-cell>
        </table:table-row>
        <table:table-row table:style-name="ro1">
          <table:table-cell table:style-name="ce2" office:value-type="string" calcext:value-type="string">
            <text:p>dügâh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 / 16</text:p>
          </table:table-cell>
          <table:table-cell office:value-type="float" office:value="1.6875" calcext:value-type="float">
            <text:p>1.687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.68730055574653" calcext:value-type="float">
            <text:p>1.68730055574653</text:p>
          </table:table-cell>
          <table:table-cell office:value-type="float" office:value="0.0001182" calcext:value-type="float">
            <text:p>0.0001182</text:p>
          </table:table-cell>
        </table:table-row>
        <table:table-row table:style-name="ro1">
          <table:table-cell office:value-type="string" calcext:value-type="string">
            <text:p>kürdî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16 / 9</text:p>
          </table:table-cell>
          <table:table-cell office:value-type="float" office:value="1.77777777777778" calcext:value-type="float">
            <text:p>1.7777777777777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.77791786764923" calcext:value-type="float">
            <text:p>1.77791786764923</text:p>
          </table:table-cell>
          <table:table-cell office:value-type="float" office:value="-0.00007879" calcext:value-type="float">
            <text:p>-7.879E-05</text:p>
          </table:table-cell>
        </table:table-row>
        <table:table-row table:style-name="ro1">
          <table:table-cell office:value-type="string" calcext:value-type="string">
            <text:p>dik kürdî</text:p>
          </table:table-cell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9049 / 32768</text:p>
          </table:table-cell>
          <table:table-cell office:value-type="float" office:value="1.80203247070313" calcext:value-type="float">
            <text:p>1.8020324707031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.80132263274552" calcext:value-type="float">
            <text:p>1.80132263274552</text:p>
          </table:table-cell>
          <table:table-cell office:value-type="float" office:value="0.00039406" calcext:value-type="float">
            <text:p>0.00039406</text:p>
          </table:table-cell>
        </table:table-row>
        <table:table-row table:style-name="ro1">
          <table:table-cell office:value-type="string" calcext:value-type="string">
            <text:p>segâh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4096 / 2187</text:p>
          </table:table-cell>
          <table:table-cell office:value-type="float" office:value="1.87288523090992" calcext:value-type="float">
            <text:p>1.872885230909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.87340182716164" calcext:value-type="float">
            <text:p>1.87340182716164</text:p>
          </table:table-cell>
          <table:table-cell office:value-type="float" office:value="-0.00027575" calcext:value-type="float">
            <text:p>-0.00027575</text:p>
          </table:table-cell>
        </table:table-row>
        <table:table-row table:style-name="ro1">
          <table:table-cell table:style-name="ce2" office:value-type="string" calcext:value-type="string">
            <text:p>bûselik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3 / 128</text:p>
          </table:table-cell>
          <table:table-cell office:value-type="float" office:value="1.8984375" calcext:value-type="float">
            <text:p>1.898437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.89806355675753" calcext:value-type="float">
            <text:p>1.89806355675753</text:p>
          </table:table-cell>
          <table:table-cell office:value-type="float" office:value="0.00019701" calcext:value-type="float">
            <text:p>0.00019701</text:p>
          </table:table-cell>
        </table:table-row>
        <table:table-row table:style-name="ro1">
          <table:table-cell office:value-type="string" calcext:value-type="string">
            <text:p>dik bûselik</text:p>
          </table:table-cell>
          <table:table-cell office:value-type="float" office:value="20" calcext:value-type="float">
            <text:p>2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1048576 / 531441</text:p>
          </table:table-cell>
          <table:table-cell office:value-type="float" office:value="1.97308073709029" calcext:value-type="float">
            <text:p>1.97308073709029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.9740138000036" calcext:value-type="float">
            <text:p>1.9740138000036</text:p>
          </table:table-cell>
          <table:table-cell office:value-type="float" office:value="-0.00047267" calcext:value-type="float">
            <text:p>-0.00047267</text:p>
          </table:table-cell>
        </table:table-row>
        <table:table-row table:style-name="ro1">
          <table:table-cell table:style-name="ce2" office:value-type="string" calcext:value-type="string">
            <text:p>çârgâ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/ 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7T11:00:14.709745550</dc:date>
    <meta:editing-duration>PT6M54S</meta:editing-duration>
    <meta:editing-cycles>1</meta:editing-cycles>
    <meta:generator>LibreOffice/5.3.0.3$Linux_X86_64 LibreOffice_project/30m0$Build-3</meta:generator>
    <meta:document-statistic meta:table-count="1" meta:cell-count="234" meta:object-count="0"/>
  </office:meta>
</office:document-meta>
</file>